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024" table:default-cell-style-name="ce3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actorial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Fibonacci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iempo(ns)</text:p>
          </table:table-cell>
          <table:table-cell office:value-type="string" calcext:value-type="string">
            <text:p>tiempo(ms)</text:p>
          </table:table-cell>
          <table:table-cell table:style-name="Default"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tiempo(ns)</text:p>
          </table:table-cell>
          <table:table-cell office:value-type="string" calcext:value-type="string">
            <text:p>tiempo(ms)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625464" calcext:value-type="float">
            <text:p>20625464</text:p>
          </table:table-cell>
          <table:table-cell office:value-type="float" office:value="20.625464" calcext:value-type="float">
            <text:p>20.625464</text:p>
          </table:table-cell>
          <table:table-cell table:style-name="Default" table:number-columns-repeated="2"/>
          <table:table-cell office:value-type="float" office:value="8" calcext:value-type="float">
            <text:p>8</text:p>
          </table:table-cell>
          <table:table-cell office:value-type="float" office:value="1753" calcext:value-type="float">
            <text:p>1753</text:p>
          </table:table-cell>
          <table:table-cell office:value-type="float" office:value="0.001753" calcext:value-type="float">
            <text:p>0.00175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8274873" calcext:value-type="float">
            <text:p>28274873</text:p>
          </table:table-cell>
          <table:table-cell office:value-type="float" office:value="28.274873" calcext:value-type="float">
            <text:p>28.274873</text:p>
          </table:table-cell>
          <table:table-cell table:style-name="Default" table:number-columns-repeated="2"/>
          <table:table-cell office:value-type="float" office:value="32" calcext:value-type="float">
            <text:p>32</text:p>
          </table:table-cell>
          <table:table-cell office:value-type="float" office:value="2598" calcext:value-type="float">
            <text:p>2598</text:p>
          </table:table-cell>
          <table:table-cell office:value-type="float" office:value="0.002598" calcext:value-type="float">
            <text:p>0.00259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22260927" calcext:value-type="float">
            <text:p>22260927</text:p>
          </table:table-cell>
          <table:table-cell office:value-type="float" office:value="22.260927" calcext:value-type="float">
            <text:p>22.260927</text:p>
          </table:table-cell>
          <table:table-cell table:style-name="Default" table:number-columns-repeated="2"/>
          <table:table-cell office:value-type="float" office:value="128" calcext:value-type="float">
            <text:p>128</text:p>
          </table:table-cell>
          <table:table-cell office:value-type="float" office:value="4297" calcext:value-type="float">
            <text:p>4297</text:p>
          </table:table-cell>
          <table:table-cell office:value-type="float" office:value="0.004297" calcext:value-type="float">
            <text:p>0.00429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20289446" calcext:value-type="float">
            <text:p>20289446</text:p>
          </table:table-cell>
          <table:table-cell office:value-type="float" office:value="20.289446" calcext:value-type="float">
            <text:p>20.289446</text:p>
          </table:table-cell>
          <table:table-cell table:style-name="Default" table:number-columns-repeated="2"/>
          <table:table-cell office:value-type="float" office:value="512" calcext:value-type="float">
            <text:p>512</text:p>
          </table:table-cell>
          <table:table-cell office:value-type="float" office:value="13391" calcext:value-type="float">
            <text:p>13391</text:p>
          </table:table-cell>
          <table:table-cell office:value-type="float" office:value="0.012391" calcext:value-type="float">
            <text:p>0.01239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21028632" calcext:value-type="float">
            <text:p>21028632</text:p>
          </table:table-cell>
          <table:table-cell office:value-type="float" office:value="21.028632" calcext:value-type="float">
            <text:p>21.028632</text:p>
          </table:table-cell>
          <table:table-cell table:style-name="Default" table:number-columns-repeated="2"/>
          <table:table-cell office:value-type="float" office:value="2048" calcext:value-type="float">
            <text:p>2048</text:p>
          </table:table-cell>
          <table:table-cell office:value-type="float" office:value="47520" calcext:value-type="float">
            <text:p>47520</text:p>
          </table:table-cell>
          <table:table-cell office:value-type="float" office:value="0.04752" calcext:value-type="float">
            <text:p>0.04752</text:p>
          </table:table-cell>
          <table:table-cell table:number-columns-repeated="1015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1:12:36.692084025</meta:creation-date>
    <dc:date>2023-09-14T11:51:04.121016233</dc:date>
    <meta:editing-duration>PT18M7S</meta:editing-duration>
    <meta:editing-cycles>1</meta:editing-cycles>
    <meta:generator>LibreOffice/7.3.7.2$Linux_X86_64 LibreOffice_project/30$Build-2</meta:generator>
    <meta:document-statistic meta:table-count="1" meta:cell-count="38" meta:object-count="0"/>
  </office:meta>
</office:document-meta>
</file>